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d5a" officeooo:paragraph-rsid="001bad5a"/>
    </style:style>
    <style:style style:name="T1" style:family="text">
      <style:text-properties officeooo:rsid="001e1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ying persistent objects </text:p>
      <text:p text:style-name="P1"/>
      <text:p text:style-name="P1">CMS deals with two sets of objects that must be stored:</text:p>
      <text:p text:style-name="P1">1.The first set includes the objects that are created and accessed by the site subsystems (Conferences, Users, Reviews etc.) <text:s/>which we will keep stored in a relational database (we will use PostgresSQL) because we want to be able to do optimized queries on the db. </text:p>
      <text:p text:style-name="P1">2.The other type are the presentations and proposals which we won’t store directly in the database since a presentation/proposal will occupy a lot of space and will force us to use a bigger database plan( we want to keep the expenses at a minimum) instead we will store in the database only the location of the presentation/proposal in the file system and keep the presentation on the Server <text:span text:style-name="T1">file system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13:29.737000000</meta:creation-date>
    <dc:date>2020-05-08T16:24:58.282000000</dc:date>
    <meta:editing-duration>PT1M17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4" meta:word-count="129" meta:character-count="755" meta:non-whitespace-character-count="627"/>
  </office:meta>
</office:document-meta>
</file>